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l React Router</text:h>
      <text:p text:style-name="P1">Premessa</text:p>
      <text:p text:style-name="Text_20_body">React è una libreria per SPA (Single Page Application), quindi per simulare il cambiamento di pagina e la navigazione tra pagine diverse abbiamo bisogno di un cosiddetto <text:span text:style-name="T1">router</text:span>. La libreria più famosa di React (abbastanza ufficiale) si chiama react-router-dom. per installarla nel tuo progetto usa:</text:p>
      <text:p text:style-name="Text_20_body">npm i react-router-dom</text:p>
      <text:p text:style-name="Text_20_body">Questa libreria ti permetterà di renderizzare specifici componenti solamente quando si è su path (o URL) specifico, generando a tutti gli effetti un rendering condizionale basato sulla "location" rilevata dal browser relativa all'URL utilizzato.</text:p>
      <text:h text:style-name="Heading_20_2" text:outline-level="2">Utilizzo</text:h>
      <text:p text:style-name="Text_20_body">Per caricare un componente solamente su un path specifico dovremo inserirlo all'interno di un component Route, fornito dalla libreria:</text:p>
      <text:p text:style-name="Text_20_body">import { BrowserRouter, Routes, Route } from 'react-router-dom'<text:line-break/>import Home from './components/Home'<text:line-break/>import Contact from './components/Contact'<text:line-break/>import NotFound from './components/NotFound'<text:line-break/><text:line-break/>const App = () =&gt; (<text:line-break/>  &lt;div className="App"&gt;<text:line-break/>    &lt;BrowserRouter&gt;<text:line-break/>      &lt;Routes&gt;<text:line-break/>        &lt;Route path="/" element={&lt;Home /&gt;} /&gt;<text:line-break/>        &lt;Route path="/contact" element={&lt;Contact /&gt;} /&gt;<text:line-break/>        &lt;Route path="*" element={&lt;NotFound /&gt;} /&gt;<text:line-break/>      &lt;/Routes&gt;<text:line-break/>    &lt;/BrowserRouter&gt;<text:line-break/>  &lt;/div&gt;<text:line-break/>)<text:line-break/>export default App</text:p>
      <text:p text:style-name="Text_20_body">Ogni componente inserito nella Route dovrà esistere all'interno di un altro componente chiamato Routes, e Routes dovrà essere posizionato all'interno del componente principale dov'è presente il componente BrowserRouter che sarà connesso alle API del browser.</text:p>
      <text:p text:style-name="Text_20_body">La Route per il componente Home caricherà il componente solo sulla path /, quindi la root della nostra applicazione (es. http://localhost:3000); La seconda caricherà il componente Contact su /contact e infine l'ultima Route prenderà in carico ogni rotta che non è assimilabile a nessuna altra Route e caricherà un generico componente NotFound se necessario (es. su una Route come http://localhost:3000/services).</text:p>
      <text:p text:style-name="Text_20_body">Se hai bisogno di fornire prop addizionali al tuo componente dentro una Route puoi passarle all'interno del tag come di consueto:</text:p>
      <text:p text:style-name="Text_20_body">&lt;Route path="/" element={&lt;Home title="EPICODE" /&gt;} /&gt;</text:p>
      <text:h text:style-name="Heading_20_3" text:outline-level="3">Location</text:h>
      <text:p text:style-name="Text_20_body">I tuoi componenti all'interno delle Route beneficiano di alcune funzionalità addizionali, come <text:soft-page-break/>scoprirai in questo piccolo tutorial. Ona di queste è l'abilità di ricevere alcune informazioni dalla URL del browser già presenti al suo interno. Proprietà come pathname o search, che sono molto utili per esempio per fare il parsing in automatico di un lungo indirizzo o per evidenziare correttamente un link nel menu di navigazione il cui riferimento può essere trovato in un oggetto chiamato location.</text:p>
      <text:p text:style-name="Text_20_body">Puoi accedere a questo oggetto location usando un hook di react-router-dom chiamato useLocation:</text:p>
      <text:p text:style-name="Text_20_body">const location = useLocation() console.log(location.pathname)</text:p>
      <text:h text:style-name="Heading_20_3" text:outline-level="3">Navigazione</text:h>
      <text:p text:style-name="Text_20_body">react-router-dom fornisce componenti e metodi per eseguire una navigazione estremamente veloce su rotte diverse; questo è un comportamento diverso dal tradizionale routing server-side, che coinvolge le richieste via network e richiedono un refresh del browser.</text:p>
      <text:p text:style-name="Text_20_body">Con JSX dobbiamo inserire i nostri elementi in un componente &lt;Link /&gt; , in questo modo:</text:p>
      <text:p text:style-name="Text_20_body">&lt;Link className="nav-link" to="/about" &gt; About &lt;/Link&gt;</text:p>
      <text:p text:style-name="Text_20_body">La prop to dovrà puntare su una delle rotte definite in precedenza.</text:p>
      <text:p text:style-name="Text_20_body">Per far cambiare una rotta programmaticamente possiamo usare un hook chiamato useNavigate, che arriva dalla solita libreria  react-router-dom:</text:p>
      <text:p text:style-name="Text_20_body">const navigate = useNavigate() navigate("/about")</text:p>
      <text:p text:style-name="Text_20_body">Questo farà il redirect del browser alla nuova rotta programmaticamente, e siccome stiamo implicitamente lavorando con la history del browser saremo anche in grado di sfruttarla andando "indietro" con la freccia del browser.</text:p>
      <text:h text:style-name="Heading_20_3" text:outline-level="3">Rotte dinamiche</text:h>
      <text:p text:style-name="Text_20_body">Una Route può anche essere definita in modo dinamico, con un parametro così costituito:</text:p>
      <text:p text:style-name="Text_20_body">&lt;Route path="/details/:elementId" element={DetailComponent} /&gt;</text:p>
      <text:p text:style-name="Text_20_body">Questa rotta renderizzerà il componente DetailComponent in una serie di URL differenti per es:</text:p>
      <text:p text:style-name="Text_20_body">http://localhost:3000/details/60fa7981dd20182d10f8c27f</text:p>
      <text:p text:style-name="Text_20_body">ma anche:</text:p>
      <text:p text:style-name="Text_20_body">http://localhost:3000/details/new</text:p>
      <text:p text:style-name="Text_20_body">Perché entrambi trovano riscontro con la path definita precedentemente nella Route.</text:p>
      <text:p text:style-name="Text_20_body">La stringa associata col parametro elementId sarà sicuramente utile dentro un componente renderizzato (come DetailComponent in questo caso) per ottenere dei dati dinamici o per eseguire una specifica chiamata al network; il valore di elementId sarà disponibile all'interno del componente usando l'hook useParams, dalla libreria react-router-dom:</text:p>
      <text:p text:style-name="Text_20_body">const params = useParams()<text:line-break/>// params è un oggetto e conterrà una proprietà chiamata esattamente come<text:line-break/>// il nome del parametro che hai utilizzato nella Route<text:line-break/>const response = await fetch('https://my-own-api/' + params.elementId)</text:p>
      <text:h text:style-name="Heading_20_3" text:outline-level="3">E quindi i Class Components?</text:h>
      <text:p text:style-name="Text_20_body">Un componente renderizzato all'interno di una Route può essere un componente a classe o a funzione, nessuna differenza. Ma avrai notato come alcune delle funzionalità del router richiedano l'utilizzo di hook specifici come useNavigate, useParams, useLocation dalla libreria react-router-<text:soft-page-break/>dom, e di conseguenza gli hook possono essere usato solo da componenti a funzione, quindi non sono disponibili in componenti a classe.</text:p>
      <text:p text:style-name="Text_20_body">Allora l'utilizzo dei componenti a classe è scoraggiato quando usiamo la libreria react-router-dom? Beh, possiamo risolvere il problema in due modi:</text:p>
      <text:list xml:id="list7695470302619274469" text:style-name="L1">
        <text:list-item>
          <text:p text:style-name="P3">Convertire i componenti a classe in componenti a funzione (non proprio la cosa più pratica, lo so)</text:p>
        </text:list-item>
        <text:list-item>
          <text:p text:style-name="P2">Utilizzando un Higher Order Component (HOC) per inglobare l'export di un componente, classi incluse, ed arricchire le sue props in questo modo:</text:p>
        </text:list-item>
      </text:list>
      <text:p text:style-name="Text_20_body">import { useLocation, useNavigate, useParams } from "react-router-dom"<text:line-break/><text:line-break/>const routerWrapper = (Component) =&gt; {<text:line-break/>  const ComponentWithRouterProps = (props) =&gt; {<text:line-break/>    let location = useLocation()<text:line-break/>    let navigate = useNavigate()<text:line-break/>    let params = useParams()<text:line-break/>    return (<text:line-break/>      &lt;Component<text:line-break/>        {...props}<text:line-break/>        location={location}<text:line-break/>        navigate={navigate}<text:line-break/>        params={params}<text:line-break/>      /&gt;<text:line-break/>    )<text:line-break/>  }<text:line-break/>  return ComponentWithRouterProps<text:line-break/>}<text:line-break/><text:line-break/>export default routerWrapper</text:p>
      <text:p text:style-name="Text_20_body">Potrai quindi usarlo così:</text:p>
      <text:p text:style-name="Text_20_body">class MyComponent extends Component { // la logica del componente andrà qui } export default routerWrapper(MyComponent)</text:p>
      <text:p text:style-name="Text_20_body">MyComponent riceverà dalla funzione routerWrapper prop addizionali come: location, navigate e params, ovvero gli oggetti che prima erano esclusiva di componenti a funzione. In questo modo potrai leggere la location attuale, o fare il redirect programmatico ad un'altra rotta, o perfino leggere i parametri delle rotte senza dover rinunciare all'utilizzo dei componenti a clas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5$Win32 OpenOffice.org_project/4115m2$Build-9813</meta:generator>
    <dc:date>2024-09-10T14:30:02.33</dc:date>
    <meta:document-statistic meta:table-count="0" meta:image-count="0" meta:object-count="0" meta:page-count="3" meta:paragraph-count="43" meta:word-count="879" meta:character-count="6468"/>
    <dc:creator>manuel barone</dc:creator>
    <meta:user-defined meta:name="Info 1"/>
    <meta:user-defined meta:name="Info 2"/>
    <meta:user-defined meta:name="Info 3"/>
    <meta:user-defined meta:name="Info 4"/>
  </office:meta>
</office:document-meta>
</file>